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ContextHolder.setRequestAttributes( @ Nullable RequestAttributes attributes , boolean inherit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ContextHolder.setRequestAttributes( @ Nullable Request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RequestAttributesFactory.getFacesRequest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ContextHolder.currentRequestAttribut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ContextHolder.getReques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ContextHolder.resetReques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